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3mm"/>
    </style:style>
    <style:style style:name="co2" style:family="table-column">
      <style:table-column-properties fo:break-before="auto" style:column-width="26.16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53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出差費用明細表</text:p>
          </table:table-cell>
          <table:covered-table-cell table:number-columns-repeated="3"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部　門</text:p>
          </table:table-cell>
          <table:table-cell table:style-name="ce8" table:number-columns-spanned="3" table:number-rows-spanned="1"/>
          <table:covered-table-cell table:style-name="ce10"/>
          <table:covered-table-cell table:style-name="ce11"/>
          <table:table-cell table:number-columns-repeated="1020"/>
        </table:table-row>
        <table:table-row table:style-name="ro2">
          <table:table-cell table:style-name="ce3" office:value-type="string" calcext:value-type="string">
            <text:p>人　員</text:p>
          </table:table-cell>
          <table:table-cell table:style-name="ce8" table:number-columns-spanned="3" table:number-rows-spanned="1"/>
          <table:covered-table-cell table:style-name="ce10"/>
          <table:covered-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借<text:span text:style-name="T1">    </text:span><text:span text:style-name="T2">支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有無收據</text:p>
          </table:table-cell>
          <table:table-cell table:style-name="ce12" office:value-type="string" calcext:value-type="string">
            <text:p>備註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交<text:span text:style-name="T1"> </text:span><text:span text:style-name="T2">通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住<text:span text:style-name="T1"> </text:span><text:span text:style-name="T2">宿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餐<text:span text:style-name="T1">   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交<text:span text:style-name="T1"> </text:span><text:span text:style-name="T2">際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郵<text:span text:style-name="T1"> </text:span><text:span text:style-name="T2">電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資<text:span text:style-name="T1"> </text:span><text:span text:style-name="T2">料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翻<text:span text:style-name="T1"> </text:span><text:span text:style-name="T2">譯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其<text:span text:style-name="T1">    </text:span><text:span text:style-name="T2">他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 table:number-rows-repeated="2">
          <table:table-cell table:style-name="ce5" table:number-columns-repeated="3"/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合<text:span text:style-name="T1">    </text:span><text:span text:style-name="T2">計</text:span></text:p>
          </table:table-cell>
          <table:table-cell table:style-name="ce9" office:value-type="string" calcext:value-type="string">
            <text:p>元</text:p>
          </table:table-cell>
          <table:table-cell table:style-name="ce5"/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扣<text:span text:style-name="T1">    </text:span><text:span text:style-name="T2">除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退回　□不足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6" office:value-type="string" calcext:value-type="string">
            <text:p>單位主管：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會　　計：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出　　納：</text:p>
          </table:table-cell>
          <table:table-cell table:number-columns-repeated="1023"/>
        </table:table-row>
        <table:table-row table:style-name="ro2" table:number-rows-repeated="31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43:02</meta:creation-date>
    <dc:creator>QQ</dc:creator>
    <dc:date>2004-03-21T18:00:35</dc:date>
    <meta:document-statistic meta:table-count="1" meta:cell-count="39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